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5b5e" officeooo:paragraph-rsid="00205b5e"/>
    </style:style>
    <style:style style:name="P2" style:family="paragraph" style:parent-style-name="Standard">
      <style:text-properties officeooo:rsid="0029bc89" officeooo:paragraph-rsid="0029bc89"/>
    </style:style>
    <style:style style:name="P3" style:family="paragraph" style:parent-style-name="Standard">
      <style:text-properties officeooo:rsid="002e09ee" officeooo:paragraph-rsid="002e09ee"/>
    </style:style>
    <style:style style:name="P4" style:family="paragraph" style:parent-style-name="Standard">
      <style:text-properties officeooo:rsid="002e09ee" officeooo:paragraph-rsid="00310655"/>
    </style:style>
    <style:style style:name="P5" style:family="paragraph" style:parent-style-name="Standard">
      <style:text-properties officeooo:rsid="002e09ee" officeooo:paragraph-rsid="0031ba15"/>
    </style:style>
    <style:style style:name="P6" style:family="paragraph" style:parent-style-name="Standard">
      <style:text-properties officeooo:rsid="002e09ee" officeooo:paragraph-rsid="00342568"/>
    </style:style>
    <style:style style:name="P7" style:family="paragraph" style:parent-style-name="Standard">
      <style:text-properties officeooo:rsid="002e09ee" officeooo:paragraph-rsid="003490e5"/>
    </style:style>
    <style:style style:name="P8" style:family="paragraph" style:parent-style-name="Standard">
      <style:text-properties officeooo:rsid="002e09ee" officeooo:paragraph-rsid="00364c00"/>
    </style:style>
    <style:style style:name="P9" style:family="paragraph" style:parent-style-name="Standard">
      <style:text-properties officeooo:rsid="002e09ee" officeooo:paragraph-rsid="00393265"/>
    </style:style>
    <style:style style:name="P10" style:family="paragraph" style:parent-style-name="Standard">
      <style:text-properties officeooo:rsid="002e09ee" officeooo:paragraph-rsid="003a974a"/>
    </style:style>
    <style:style style:name="P11" style:family="paragraph" style:parent-style-name="Standard">
      <style:text-properties officeooo:rsid="002e09ee" officeooo:paragraph-rsid="003dea2b"/>
    </style:style>
    <style:style style:name="P12" style:family="paragraph" style:parent-style-name="Standard">
      <style:text-properties officeooo:rsid="002e09ee" officeooo:paragraph-rsid="0042bb5e"/>
    </style:style>
    <style:style style:name="P13" style:family="paragraph" style:parent-style-name="Standard">
      <style:text-properties officeooo:rsid="002e09ee" officeooo:paragraph-rsid="0043f14e"/>
    </style:style>
    <style:style style:name="P14" style:family="paragraph" style:parent-style-name="Standard">
      <style:text-properties officeooo:rsid="001ee2f3" officeooo:paragraph-rsid="00205b5e"/>
    </style:style>
    <style:style style:name="P15" style:family="paragraph" style:parent-style-name="Standard">
      <style:text-properties officeooo:rsid="001ee2f3" officeooo:paragraph-rsid="0046bc71"/>
    </style:style>
    <style:style style:name="T1" style:family="text">
      <style:text-properties officeooo:rsid="0022c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ey words:</text:p>
      <text:p text:style-name="P1"><text:bookmark-start text:name="__DdeLink__12_1169462242"/><text:bookmark-start text:name="__DdeLink__14_1169462242"/>apple <text:span text:style-name="T1">fox net rock run plant</text:span><text:bookmark-end text:name="__DdeLink__12_1169462242"/><text:bookmark-end text:name="__DdeLink__14_1169462242"/></text:p>
      <text:p text:style-name="P14"/>
      <text:p text:style-name="P2">apple:</text:p>
      <text:p text:style-name="P3">apple_0 <text:s text:c="5"/>1.000000 <text:s text:c="2"/>0.788199 <text:s text:c="2"/>0.800783 </text:p>
      <text:p text:style-name="P3">apple_1 <text:s text:c="5"/>0.788199 <text:s text:c="2"/>1.000000 <text:s text:c="2"/>0.688523 </text:p>
      <text:p text:style-name="P3">apple_2 <text:s text:c="5"/>0.800783 <text:s text:c="2"/>0.688523 <text:s text:c="2"/>1.000000 </text:p>
      <text:p text:style-name="P3"/>
      <text:p text:style-name="P4">apple_0 : cheap, junk, scrap, advertised, gum, liquor, pizza, buyers, buzz, advertise</text:p>
      <text:p text:style-name="P4">apple_1 : chocolate, chicken, cherry, berry, cream, pizza, strawberry, fried, peach, cypress</text:p>
      <text:p text:style-name="P4">apple_2 : macintosh, linux, ibm, amiga, atari, commodore, server, microsoft, nokia, motorola</text:p>
      <text:p text:style-name="P3"/>
      <text:p text:style-name="P3"/>
      <text:p text:style-name="P3">fox:</text:p>
      <text:p text:style-name="P3"><text:s text:c="11"/>fox_0 <text:s text:c="5"/>fox_1 <text:s text:c="5"/>fox_2 <text:s text:c="5"/></text:p>
      <text:p text:style-name="P3">fox_0 <text:s text:c="7"/>1.000000 <text:s text:c="2"/>0.798174 <text:s text:c="2"/>0.772341 </text:p>
      <text:p text:style-name="P3">fox_1 <text:s text:c="7"/>0.798174 <text:s text:c="2"/>1.000000 <text:s text:c="2"/>0.813265 </text:p>
      <text:p text:style-name="P3">fox_2 <text:s text:c="7"/>0.772341 <text:s text:c="2"/>0.813265 <text:s text:c="2"/>1.000000 </text:p>
      <text:p text:style-name="P3"/>
      <text:p text:style-name="P5">fox_0 : archie, potter, wolfe, hitchcock, conan, burnett, savage, robin, burroughs, colbert</text:p>
      <text:p text:style-name="P5">fox_1 : buck, housewives, colbert, eastenders, howard, kane, freeze, doc, jay, griffin</text:p>
      <text:p text:style-name="P5">fox_2 : abc, sky, syndicated, cw, network's, ctv, pbs, affiliate, network, wb </text:p>
      <text:p text:style-name="P3"/>
      <text:p text:style-name="P3"/>
      <text:p text:style-name="P3"><text:s text:c="11"/>net_0 <text:s text:c="5"/>net_1 <text:s text:c="5"/>net_2 <text:s text:c="5"/></text:p>
      <text:p text:style-name="P3">net_0 <text:s text:c="7"/>1.000000 <text:s text:c="2"/>0.851080 <text:s text:c="2"/>0.768358 </text:p>
      <text:p text:style-name="P3">net_1 <text:s text:c="7"/>0.851080 <text:s text:c="2"/>1.000000 <text:s text:c="2"/>0.779539 </text:p>
      <text:p text:style-name="P3">net_2 <text:s text:c="7"/>0.768358 <text:s text:c="2"/>0.779539 <text:s text:c="2"/>1.000000 </text:p>
      <text:p text:style-name="P3"/>
      <text:p text:style-name="P6">net_0 : generates, atm, footprint, target, kbit/s, throughput, metering, ethernet, bandwidth, ev</text:p>
      <text:p text:style-name="P6">net_1 : trillion, rs, earnings, turnover, gross, euros, profit, usd, deficit, revenues</text:p>
      <text:p text:style-name="P6">net_2 : jumped, rolled, rebound, ladder, deficit, snapped, whistle, punt, strike, kicked </text:p>
      <text:p text:style-name="P3"/>
      <text:p text:style-name="P3"/>
      <text:p text:style-name="P3"><text:s text:c="11"/>rock_0 <text:s text:c="4"/>rock_1 <text:s text:c="4"/>rock_2 <text:s text:c="4"/></text:p>
      <text:p text:style-name="P3">rock_0 <text:s text:c="6"/>1.000000 <text:s text:c="2"/>0.761824 <text:s text:c="2"/>0.734151 </text:p>
      <text:p text:style-name="P3">rock_1 <text:s text:c="6"/>0.761824 <text:s text:c="2"/>1.000000 <text:s text:c="2"/>0.679431 </text:p>
      <text:p text:style-name="P3">rock_2 <text:s text:c="6"/>0.734151 <text:s text:c="2"/>0.679431 <text:s text:c="2"/>1.000000 </text:p>
      <text:p text:style-name="P3"/>
      <text:p text:style-name="P7">rock_0 : echo, surf, memphis, strawberry, clearwater, cliff, sunset, bluegrass, cloud, fronted</text:p>
      <text:p text:style-name="P8">rock_1 : r&amp;b, hip, roll, indie, ska, indie, hop, soul, reggae, hip-hop</text:p>
      <text:p text:style-name="P8">rock_2 : formations, crust, melting, lava, boulders, granite, dust, volcanic, flowing, gentle, </text:p>
      <text:p text:style-name="P3"/>
      <text:p text:style-name="P3"/>
      <text:p text:style-name="P3"><text:s text:c="11"/>run_0 <text:s text:c="5"/>run_1 <text:s text:c="5"/>run_2 <text:s text:c="5"/></text:p>
      <text:p text:style-name="P3">run_0 <text:s text:c="7"/>1.000000 <text:s text:c="2"/>0.593599 <text:s text:c="2"/>0.698333 </text:p>
      <text:p text:style-name="P3">run_1 <text:s text:c="7"/>0.593599 <text:s text:c="2"/>1.000000 <text:s text:c="2"/>0.621636 </text:p>
      <text:p text:style-name="P3">run_2 <text:s text:c="7"/>0.698333 <text:s text:c="2"/>0.621636 <text:s text:c="2"/>1.000000 </text:p>
      <text:p text:style-name="P3"/>
      <text:p text:style-name="P9">run_0 : blair, taft, fraser, monroe, precinct, mayor's, governor's, macquarie, rename, patterson </text:p>
      <text:p text:style-name="P10">run_1 : streak, rushing, tying, shutout, inning, wicket, kickoff, rbi, laps, kickoff</text:p>
      <text:p text:style-name="P11">run_2 : running, tram, travel, express, trams, inbound, long-distance, pedestrians, intercity, hourly </text:p>
      <text:p text:style-name="P3"><text:soft-page-break/></text:p>
      <text:p text:style-name="P3"/>
      <text:p text:style-name="P3"><text:s text:c="11"/>plant_0 <text:s text:c="3"/>plant_1 <text:s text:c="3"/>plant_2 <text:s text:c="3"/></text:p>
      <text:p text:style-name="P3">plant_0 <text:s text:c="5"/>1.000000 <text:s text:c="2"/>0.764150 <text:s text:c="2"/>0.631629 </text:p>
      <text:p text:style-name="P3">plant_1 <text:s text:c="5"/>0.764150 <text:s text:c="2"/>1.000000 <text:s text:c="2"/>0.539350 </text:p>
      <text:p text:style-name="P3">plant_2 <text:s text:c="5"/>0.631629 <text:s text:c="2"/>0.539350 <text:s text:c="2"/>1.000000 </text:p>
      <text:p text:style-name="P3"/>
      <text:p text:style-name="P12">plant_0 : plants, insect, seeds, seed, pollen, aquatic, organic, algae, medicinal, diet</text:p>
      <text:p text:style-name="P13">plant_1 : flowering, flowering, orchid, genus, bird, species, plants, butterfly, asteraceae, herbaceous, plant_2 : electricity, steel, refinery, refinery, manufacturing, gas, turbine, electric, plants, generating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4:59:52.012466192</meta:creation-date>
    <meta:generator>LibreOffice/5.0.5.2$Linux_X86_64 LibreOffice_project/00m0$Build-2</meta:generator>
    <dc:date>2016-06-27T00:06:47.834422722</dc:date>
    <meta:editing-duration>PT1H18M5S</meta:editing-duration>
    <meta:editing-cycles>40</meta:editing-cycles>
    <meta:document-statistic meta:table-count="0" meta:image-count="0" meta:object-count="0" meta:page-count="2" meta:paragraph-count="44" meta:word-count="313" meta:character-count="2698" meta:non-whitespace-character-count="2096"/>
  </office:meta>
</office:document-meta>
</file>